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cd332" officeooo:paragraph-rsid="000cd332"/>
    </style:style>
    <style:style style:name="P3" style:family="paragraph" style:parent-style-name="Standard">
      <style:paragraph-properties fo:text-align="center" style:justify-single-word="false"/>
      <style:text-properties officeooo:rsid="000cd332" officeooo:paragraph-rsid="000cd332"/>
    </style:style>
    <style:style style:name="P4" style:family="paragraph" style:parent-style-name="Standard">
      <style:text-properties fo:font-style="italic" officeooo:rsid="000cd332" officeooo:paragraph-rsid="000cd332" style:font-style-asian="italic" style:font-style-complex="italic"/>
    </style:style>
    <style:style style:name="P5" style:family="paragraph" style:parent-style-name="Standard">
      <style:text-properties officeooo:rsid="000de282" officeooo:paragraph-rsid="000de282"/>
    </style:style>
    <style:style style:name="P6" style:family="paragraph" style:parent-style-name="Standard">
      <style:text-properties officeooo:rsid="000de282" officeooo:paragraph-rsid="000e7699"/>
    </style:style>
    <style:style style:name="P7" style:family="paragraph" style:parent-style-name="Standard">
      <style:text-properties officeooo:rsid="000e7699" officeooo:paragraph-rsid="000e7699"/>
    </style:style>
    <style:style style:name="P8" style:family="paragraph" style:parent-style-name="Standard">
      <style:text-properties officeooo:rsid="000fedeb" officeooo:paragraph-rsid="000fedeb"/>
    </style:style>
    <style:style style:name="P9" style:family="paragraph" style:parent-style-name="Standard">
      <style:text-properties officeooo:paragraph-rsid="000fedeb"/>
    </style:style>
    <style:style style:name="P10" style:family="paragraph" style:parent-style-name="Standard">
      <style:text-properties officeooo:rsid="00106127" officeooo:paragraph-rsid="00106127"/>
    </style:style>
    <style:style style:name="T1" style:family="text">
      <style:text-properties officeooo:rsid="000de282"/>
    </style:style>
    <style:style style:name="T2" style:family="text">
      <style:text-properties officeooo:rsid="000e7699"/>
    </style:style>
    <style:style style:name="T3" style:family="text">
      <style:text-properties officeooo:rsid="000fedeb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0e7699"/>
    </style:style>
    <style:style style:name="T8" style:family="text">
      <style:text-properties officeooo:rsid="001061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atuṣkoṭi Existential Path Equations</text:p>
      <text:p text:style-name="P3">by Sven Nilsen, 2021</text:p>
      <text:p text:style-name="P2"/>
      <text:p text:style-name="P4">In this paper I introduce `both` and `neither`<text:span text:style-name="T1"> for many-value logic in existential path equations.</text:span></text:p>
      <text:p text:style-name="P2"/>
      <text:p text:style-name="P5">An existential path equation<text:span text:style-name="T6"><text:reference-ref text:reference-format="text" text:ref-name="existential path equations">[1]</text:reference-ref></text:span> with an indetermined function identity <text:span text:style-name="T3">`f`</text:span>:</text:p>
      <text:p text:style-name="P5"/>
      <text:p text:style-name="P5"><text:tab/>f =&gt; \g</text:p>
      <text:p text:style-name="P5"/>
      <text:p text:style-name="P5">Is a shorthand syntax equivalent to the following:</text:p>
      <text:p text:style-name="P5"/>
      <text:p text:style-name="P5"><text:tab/>∃f &lt;=&gt; g</text:p>
      <text:p text:style-name="P5"/>
      <text:p text:style-name="P5">On the other hand, when `g` is a constant, e.g. `true`, one says:</text:p>
      <text:p text:style-name="P5"/>
      <text:p text:style-name="P5"><text:tab/>∃f &lt;=&gt; (= true)</text:p>
      <text:p text:style-name="P5"/>
      <text:p text:style-name="P5">Which means that the identity of `f` is determined:</text:p>
      <text:p text:style-name="P5"/>
      <text:p text:style-name="P5"><text:tab/>f &lt;=&gt; \true</text:p>
      <text:p text:style-name="P5"/>
      <text:p text:style-name="P5">This is used as a shorthand syntax to say that “`f` returns `true` for all inputs”.</text:p>
      <text:p text:style-name="P5"/>
      <text:p text:style-name="P6">In <text:span text:style-name="T2">Catuṣkoṭi</text:span><text:span text:style-name="T7"><text:reference-ref text:reference-format="text" text:ref-name="Catuṣkoṭi">[2]</text:reference-ref></text:span>, it is useful to express that “`f` returns `both`” or “`f` returns `neither`”:</text:p>
      <text:p text:style-name="P5"/>
      <text:p text:style-name="P5"><text:tab/>f =&gt; both<text:tab/><text:tab/><text:tab/>f =&gt; neither</text:p>
      <text:p text:style-name="P5"><text:tab/>∃f &lt;=&gt; \true<text:tab/><text:tab/><text:tab/>∃f &lt;=&gt; \false</text:p>
      <text:p text:style-name="P5"><text:tab/>f =&gt; \\true<text:tab/><text:tab/><text:tab/>f =&gt; \\false</text:p>
      <text:p text:style-name="P5"/>
      <text:p text:style-name="P5">It follows that `both` and `neither` might be defined as following:</text:p>
      <text:p text:style-name="P5"/>
      <text:p text:style-name="P5"><text:tab/>both := \\true</text:p>
      <text:p text:style-name="P5"><text:tab/>neither := \\false</text:p>
      <text:p text:style-name="P7"/>
      <text:p text:style-name="P7">The function `neither` is determined from the existential path.</text:p>
      <text:p text:style-name="P7">The function `both` is undetermined from the existential path for inhabited types.</text:p>
      <text:p text:style-name="P7"/>
      <text:p text:style-name="P7">In ternary many-value logic with `true, false, uknown`, the `unknown` is <text:span text:style-name="T8">usually </text:span>defined as `both`:</text:p>
      <text:p text:style-name="P7"/>
      <text:p text:style-name="P7"><text:tab/>unknown := \\true<text:tab/><text:tab/>unknown &lt;=&gt; both</text:p>
      <text:p text:style-name="P7"/>
      <text:p text:style-name="P10">This corresponds to Kleene’s “strong logic of indeterminancy”.</text:p>
      <text:p text:style-name="P10">In Priest’s “logic of paradox”, `unknown` is defined as `neither`.<text:span text:style-name="T6"><text:reference-ref text:reference-format="text" text:ref-name="kelene and priest logics">[3]</text:reference-ref></text:span></text:p>
      <text:p text:style-name="P10"/>
      <text:h text:style-name="P1" text:outline-level="3">References:</text:h>
      <text:p text:style-name="P7"/>
      <text:p text:style-name="P8"><text:reference-mark-start text:name="existential path equations"/>[1]<text:reference-mark-end text:name="existential path equations"/><text:tab/>“Higher Order Operator Overloading and Existential Path Equations”</text:p>
      <text:p text:style-name="P8"><text:tab/>Sven Nilsen, 2019</text:p>
      <text:p text:style-name="P8"><text:tab/><text:a xlink:type="simple" xlink:href="https://github.com/advancedresearch/path_semantics/blob/master/papers-wip/higher-order-operator-overloading-and-existential-path-equations.pdf" text:style-name="Internet_20_link" text:visited-style-name="Visited_20_Internet_20_Link"><text:span text:style-name="T5">https://github.com/advancedresearch/path_semantics/blob/master/papers-wip/higher-order-operator-overloading-and-existential-path-equations.pdf</text:span></text:a></text:p>
      <text:p text:style-name="P8"/>
      <text:p text:style-name="P9"><text:reference-mark-start text:name="Catuṣkoṭi"/><text:span text:style-name="T3">[2]</text:span><text:reference-mark-end text:name="Catuṣkoṭi"/><text:span text:style-name="T3"><text:tab/>“</text:span><text:bookmark text:name="firstHeading"/>Catuṣkoṭi”</text:p>
      <text:p text:style-name="P8"><text:tab/>Wikipedia</text:p>
      <text:p text:style-name="P8"><text:tab/><text:a xlink:type="simple" xlink:href="https://en.wikipedia.org/wiki/Catuṣkoṭi" text:style-name="Internet_20_link" text:visited-style-name="Visited_20_Internet_20_Link"><text:span text:style-name="T4">https://en.wikipedia.org/wiki/Catu%E1%B9%A3ko%E1%B9%ADi</text:span></text:a></text:p>
      <text:p text:style-name="P8"/>
      <text:p text:style-name="P10"><text:reference-mark-start text:name="kelene and priest logics"/>[3]<text:reference-mark-end text:name="kelene and priest logics"/><text:tab/>“Kleene and Priest logics – Three-value logic”</text:p>
      <text:p text:style-name="P10"><text:tab/>Wikipedia</text:p>
      <text:p text:style-name="P10"><text:tab/><text:a xlink:type="simple" xlink:href="https://en.wikipedia.org/wiki/Three-valued_logic#Kleene_and_Priest_logics" text:style-name="Internet_20_link" text:visited-style-name="Visited_20_Internet_20_Link"><text:span text:style-name="T4">https://en.wikipedia.org/wiki/Three-valued_logic#Kleene_and_Priest_logics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2T14:43:19.999168000</meta:creation-date>
    <dc:date>2021-04-22T15:33:15.163968000</dc:date>
    <meta:editing-duration>PT6M32S</meta:editing-duration>
    <meta:editing-cycles>1</meta:editing-cycles>
    <meta:document-statistic meta:table-count="0" meta:image-count="0" meta:object-count="0" meta:page-count="2" meta:paragraph-count="35" meta:word-count="229" meta:character-count="1667" meta:non-whitespace-character-count="1449"/>
    <meta:generator>LibreOffice/5.1.2.2$MacOSX_X86_64 LibreOffice_project/d3bf12ecb743fc0d20e0be0c58ca359301eb705f</meta:generator>
  </office:meta>
</office:document-meta>
</file>